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64d7f" officeooo:paragraph-rsid="00064d7f"/>
    </style:style>
    <style:style style:name="P2" style:family="paragraph" style:parent-style-name="Text_20_body">
      <style:text-properties officeooo:rsid="00077b46" officeooo:paragraph-rsid="00077b46"/>
    </style:style>
    <style:style style:name="P3" style:family="paragraph" style:parent-style-name="Text_20_body">
      <style:text-properties officeooo:rsid="0008a02f" officeooo:paragraph-rsid="0008a02f"/>
    </style:style>
    <style:style style:name="P4" style:family="paragraph" style:parent-style-name="Text_20_body">
      <style:text-properties officeooo:rsid="000dd67a" officeooo:paragraph-rsid="000dd67a"/>
    </style:style>
    <style:style style:name="P5" style:family="paragraph" style:parent-style-name="Text_20_body">
      <style:text-properties officeooo:rsid="000f1483" officeooo:paragraph-rsid="000f1483"/>
    </style:style>
    <style:style style:name="P6" style:family="paragraph" style:parent-style-name="Text_20_body">
      <style:text-properties fo:font-weight="bold" officeooo:rsid="001175c9" officeooo:paragraph-rsid="001325bc" style:font-weight-asian="bold" style:font-weight-complex="bold"/>
    </style:style>
    <style:style style:name="P7" style:family="paragraph" style:parent-style-name="Text_20_body">
      <style:text-properties fo:font-weight="bold" officeooo:rsid="0011da01" officeooo:paragraph-rsid="0011da01" style:font-weight-asian="bold" style:font-weight-complex="bold"/>
    </style:style>
    <style:style style:name="P8" style:family="paragraph" style:parent-style-name="Text_20_body">
      <style:text-properties style:font-name="Liberation Serif" fo:font-size="12pt" fo:font-weight="bold" officeooo:rsid="0011da01" officeooo:paragraph-rsid="0011da01" style:font-size-asian="12pt" style:font-weight-asian="bold" style:font-size-complex="12pt" style:font-weight-complex="bold"/>
    </style:style>
    <style:style style:name="P9" style:family="paragraph" style:parent-style-name="Title">
      <style:text-properties officeooo:rsid="00064d7f" officeooo:paragraph-rsid="00064d7f"/>
    </style:style>
    <style:style style:name="P10" style:family="paragraph" style:parent-style-name="Text_20_body" style:list-style-name="L1">
      <style:text-properties officeooo:rsid="000f1483" officeooo:paragraph-rsid="000f1483"/>
    </style:style>
    <style:style style:name="P11" style:family="paragraph" style:parent-style-name="Text_20_body" style:list-style-name="L1">
      <style:text-properties fo:font-weight="bold" officeooo:rsid="000f1483" officeooo:paragraph-rsid="0010abce" style:font-weight-asian="bold" style:font-weight-complex="bold"/>
    </style:style>
    <style:style style:name="P12" style:family="paragraph" style:parent-style-name="Text_20_body" style:list-style-name="L1">
      <style:text-properties fo:font-weight="bold" officeooo:rsid="0010abce" officeooo:paragraph-rsid="0010abce" style:font-weight-asian="bold" style:font-weight-complex="bold"/>
    </style:style>
    <style:style style:name="P13" style:family="paragraph" style:parent-style-name="Text_20_body" style:list-style-name="L1">
      <style:text-properties fo:font-weight="bold" officeooo:rsid="0010abce" officeooo:paragraph-rsid="001175c9" style:font-weight-asian="bold" style:font-weight-complex="bold"/>
    </style:style>
    <style:style style:name="P14" style:family="paragraph" style:parent-style-name="Text_20_body" style:list-style-name="L1">
      <style:text-properties fo:font-weight="bold" officeooo:rsid="001175c9" officeooo:paragraph-rsid="001175c9" style:font-weight-asian="bold" style:font-weight-complex="bold"/>
    </style:style>
    <style:style style:name="P15" style:family="paragraph" style:parent-style-name="Text_20_body">
      <style:text-properties style:text-position="0% 100%" officeooo:rsid="00179def" officeooo:paragraph-rsid="00179def"/>
    </style:style>
    <style:style style:name="P16" style:family="paragraph" style:parent-style-name="Text_20_body">
      <style:text-properties style:text-position="0% 100%" fo:font-style="normal" fo:font-weight="normal" officeooo:rsid="001534d6" officeooo:paragraph-rsid="00179def" style:font-style-asian="normal" style:font-weight-asian="normal" style:font-style-complex="normal" style:font-weight-complex="normal"/>
    </style:style>
    <style:style style:name="P17" style:family="paragraph" style:parent-style-name="Text_20_body">
      <style:text-properties style:text-position="0% 100%" fo:font-weight="normal" officeooo:rsid="0011da01" officeooo:paragraph-rsid="0011da01" style:font-weight-asian="normal" style:font-weight-complex="normal"/>
    </style:style>
    <style:style style:name="P18" style:family="paragraph" style:parent-style-name="Text_20_body">
      <style:paragraph-properties fo:break-before="page"/>
      <style:text-properties style:text-position="0% 100%" fo:font-weight="normal" officeooo:rsid="0011da01" officeooo:paragraph-rsid="0011da01" style:font-weight-asian="normal" style:font-weight-complex="normal"/>
    </style:style>
    <style:style style:name="P19" style:family="paragraph" style:parent-style-name="Heading_20_1">
      <style:text-properties officeooo:rsid="00064d7f" officeooo:paragraph-rsid="00064d7f"/>
    </style:style>
    <style:style style:name="P20" style:family="paragraph" style:parent-style-name="Heading_20_1">
      <style:text-properties officeooo:rsid="0008a02f" officeooo:paragraph-rsid="0008a02f"/>
    </style:style>
    <style:style style:name="P21" style:family="paragraph" style:parent-style-name="Heading_20_2">
      <style:text-properties officeooo:rsid="0008a02f" officeooo:paragraph-rsid="0008a02f"/>
    </style:style>
    <style:style style:name="P22" style:family="paragraph" style:parent-style-name="Heading_20_2">
      <style:text-properties officeooo:rsid="001534d6" officeooo:paragraph-rsid="001534d6"/>
    </style:style>
    <style:style style:name="T1" style:family="text">
      <style:text-properties officeooo:rsid="00093d76"/>
    </style:style>
    <style:style style:name="T2" style:family="text">
      <style:text-properties style:text-position="sub 58%"/>
    </style:style>
    <style:style style:name="T3" style:family="text">
      <style:text-properties style:text-position="sub 58%" fo:font-weight="normal" officeooo:rsid="000f1483" style:font-weight-asian="normal" style:font-weight-complex="normal"/>
    </style:style>
    <style:style style:name="T4" style:family="text">
      <style:text-properties style:text-position="sub 58%" officeooo:rsid="00179def"/>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10abce" style:font-weight-asian="normal" style:font-weight-complex="normal"/>
    </style:style>
    <style:style style:name="T8" style:family="text">
      <style:text-properties style:text-position="0% 100%" fo:font-weight="normal" officeooo:rsid="000f1483" style:font-weight-asian="normal" style:font-weight-complex="normal"/>
    </style:style>
    <style:style style:name="T9" style:family="text">
      <style:text-properties style:text-position="0% 100%" fo:font-weight="normal" officeooo:rsid="001325bc" style:font-weight-asian="normal" style:font-weight-complex="normal"/>
    </style:style>
    <style:style style:name="T10" style:family="text">
      <style:text-properties style:text-position="0% 100%" fo:font-style="italic" fo:font-weight="normal" officeooo:rsid="001325bc" style:font-style-asian="italic" style:font-weight-asian="normal" style:font-style-complex="italic" style:font-weight-complex="normal"/>
    </style:style>
    <style:style style:name="T11" style:family="text">
      <style:text-properties style:text-position="0% 100%" fo:font-style="normal" fo:font-weight="normal" officeooo:rsid="001325bc" style:font-style-asian="normal" style:font-weight-asian="normal" style:font-style-complex="normal" style:font-weight-complex="normal"/>
    </style:style>
    <style:style style:name="T12" style:family="text">
      <style:text-properties style:text-position="0% 100%" fo:font-style="normal" fo:font-weight="normal" officeooo:rsid="001534d6" style:font-style-asian="normal" style:font-weight-asian="normal" style:font-style-complex="normal" style:font-weight-complex="normal"/>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1325bc" style:font-style-asian="normal" style:font-style-complex="normal"/>
    </style:style>
    <style:style style:name="T15" style:family="text">
      <style:text-properties style:text-position="0% 100%" officeooo:rsid="00179def"/>
    </style:style>
    <style:style style:name="T16" style:family="text">
      <style:text-properties style:text-position="0% 100%" officeooo:rsid="00193db7"/>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italic" fo:font-weight="normal"/>
    </style:style>
    <style:style style:name="T19" style:family="text">
      <style:text-properties fo:font-weight="bold" style:font-weight-asian="bold" style:font-weight-complex="bold"/>
    </style:style>
    <style:style style:name="T20" style:family="text">
      <style:text-properties fo:font-weight="bold" officeooo:rsid="00193db7" style:font-weight-asian="bold" style:font-weight-complex="bold"/>
    </style:style>
    <style:style style:name="T21" style:family="text">
      <style:text-properties officeooo:rsid="0010abce"/>
    </style:style>
    <style:style style:name="T22" style:family="text">
      <style:text-properties fo:color="#000000" fo:letter-spacing="normal" fo:font-style="italic" fo:font-weight="normal"/>
    </style:style>
    <style:style style:name="T23" style:family="text">
      <style:text-properties officeooo:rsid="0016ca8c"/>
    </style:style>
    <style:style style:name="T24" style:family="text">
      <style:text-properties officeooo:rsid="00179d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lexity</text:p>
      <text:h text:style-name="P19" text:outline-level="1">Introduction</text:h>
      <text:p text:style-name="P2">In this practical we will be looking at how the performance of a vanilla quicksort implementation varies according to the ‘sortedness’ of a list. This report should lay out how I implemented quicksort, a brief discussion of measures of sortedness <text:span text:style-name="T23">and the input lists I will be testing</text:span>, an examination of how quicksort speeds up (or slows down) depending on the sortedness of the list and the choice of pivot, <text:span text:style-name="T23">and different measures for its efficiency.</text:span></text:p>
      <text:h text:style-name="P20" text:outline-level="1">Design</text:h>
      <text:h text:style-name="P21" text:outline-level="2">Quicksort</text:h>
      <text:p text:style-name="P3">The implementation of quicksort we’ll be examining here is the not-in-place version that makes use of new, smaller and smaller lists before recombining rather than the in-place version that makes of use of pointers to the larger list. The main factor that will influence <text:span text:style-name="T1">the speed of quicksort is its choice of pivot at each splitting of the list as every element will be compared to that pivot. There are 3 common choices here, the first element of the list, the median element, or the last element. As making the pivot first or last would be functionally identical or close to it for a random list, I will only examine a median pivot or first element pivot.</text:span></text:p>
      <text:h text:style-name="Heading_20_2" text:outline-level="2">Sortedness of a List</text:h>
      <text:p text:style-name="P4">There are a number of methods to define how ‘sorted’ a list is:</text:p>
      <text:p text:style-name="P5">Example List: W<text:span text:style-name="T2">1 </text:span><text:span text:style-name="T5">=</text:span>{ 5, 8, <text:span text:style-name="T21">10</text:span>, 9, 11, 6, 7,<text:span text:style-name="T21">4</text:span>}</text:p>
      <text:list xml:id="list2228739252" text:style-name="L1">
        <text:list-item>
          <text:p text:style-name="P10"><text:span text:style-name="T19">Dis</text:span><text:span text:style-name="T20">tance</text:span><text:span text:style-name="T19">. </text:span>The distance of an swap of two elements of a list. A larger swap is more disordered than a shorter one (Estivill-Castro, Wood 1992). <text:s/>e.g when looking at (5, 6) it would have a Dis(W<text:span text:style-name="T2">1</text:span><text:span text:style-name="T5">) of 5.</text:span></text:p>
        </text:list-item>
        <text:list-item>
          <text:p text:style-name="P11"><text:span text:style-name="T5">Max. </text:span><text:span text:style-name="T6"><text:s/>The </text:span><text:span text:style-name="T7">maximum distance an element has to travel to reach its sorted position </text:span><text:span text:style-name="T6">(Estivill-Castro, Wood 1992). </text:span><text:span text:style-name="T7">e.g 4 has to travel seven positions to reach its sorted position.</text:span></text:p>
        </text:list-item>
        <text:list-item>
          <text:p text:style-name="P12"><text:span text:style-name="T5">Exc</text:span><text:span text:style-name="T16">hange</text:span><text:span text:style-name="T5">.</text:span><text:span text:style-name="T6"> The minimum number of exchanges required to sort a sequence </text:span><text:span text:style-name="T8">(Estivill-Castro, Wood 1992). </text:span><text:span text:style-name="T6"><text:s/></text:span></text:p>
        </text:list-item>
        <text:list-item>
          <text:p text:style-name="P13"><text:span text:style-name="T5">Rem. </text:span><text:span text:style-name="T6">The the minimum number of elements that must be re-moved to obtain a sorted subsequence </text:span><text:span text:style-name="T8">(Estivill-Castro, Wood 1992). </text:span><text:span text:style-name="T6"><text:s text:c="2"/></text:span></text:p>
        </text:list-item>
        <text:list-item>
          <text:p text:style-name="P14"><text:span text:style-name="T5">Runs. </text:span><text:span text:style-name="T6">The number of boundaries between ascendings runs of numbers within the list </text:span><text:span text:style-name="T8">(Estivill-Castro, Wood 1992). </text:span><text:span text:style-name="T7"><text:s/></text:span><text:span text:style-name="T6"><text:s/>e.g. <text:s/></text:span><text:span text:style-name="T8">W</text:span><text:span text:style-name="T3">1 </text:span><text:span text:style-name="T8">={ 5, 8, </text:span><text:span text:style-name="T7">10 </text:span><text:span text:style-name="T6">||</text:span><text:span text:style-name="T8"> 9, 11</text:span><text:span text:style-name="T6">||</text:span><text:span text:style-name="T8"> 6, 7</text:span><text:span text:style-name="T6">|| </text:span><text:span text:style-name="T7">4</text:span><text:span text:style-name="T8">} </text:span><text:span text:style-name="T6">therefore it has 3 runs.</text:span></text:p>
        </text:list-item>
      </text:list>
      <text:p text:style-name="P6"><text:span text:style-name="T6">This is important when considering test cases for the quicksort algorithm in order to acquire a more precise scientific definition of ‘sorted’ for testing purposes. </text:span><text:span text:style-name="T9">For the purposes of this report I decided </text:span><text:soft-page-break/><text:span text:style-name="T9">to use the method described by Curtis &amp; Kim in </text:span><text:span text:style-name="T10">‘Best Sorting Algorithm for nearly sorted lists’</text:span><text:span text:style-name="T11"> and define a ‘sortedness ratio’ of a list as the Rem. Value over the total length of a list (Curtis &amp; Kim 1980). This produces a value between 0 and 1, with 0 <text:s/>being a totally sorted list and values approaching 1 representing a randomly ordered list. </text:span></text:p>
      <text:p text:style-name="P6"><text:span text:style-name="T11">I chose this measure for its simplicity and because there is readily available algorithm that can calculate the longest ascending sequence in a list thereby making calculating the sortedness ratio, </text:span><text:span text:style-name="T12">and producing lists of a specific sortedness ratio</text:span><text:span text:style-name="T11"> trivial.</text:span></text:p>
      <text:h text:style-name="Heading_20_1" text:outline-level="1"><text:span text:style-name="T14">I</text:span><text:span text:style-name="T13">mplementation</text:span></text:h>
      <text:h text:style-name="P22" text:outline-level="2">Input Lists</text:h>
      <text:p text:style-name="P16"><text:span text:style-name="T11"/></text:p>
      <text:p text:style-name="P18">Bibliography</text:p>
      <text:p text:style-name="P7"><text:a xlink:type="simple" xlink:href="https://cs.stackexchange.com/questions/22516/why-is-quicksort-described-as-in-place-if-the-sublists-take-up-quite-a-bit-of" text:style-name="Internet_20_link" text:visited-style-name="Visited_20_Internet_20_Link"><text:span text:style-name="T6">https://cs.stackexchange.com/questions/22516/why-is-quicksort-described-as-in-place-if-the-sublists-take-up-quite-a-bit-of</text:span></text:a></text:p>
      <text:p text:style-name="P17"/>
      <text:p text:style-name="P8"><text:span text:style-name="T17">Curtis, CR and Kim, DJ. (1980). Best Sorting Algorithm for Nearly Sorted Lists. </text:span><text:span text:style-name="T22">Communications of the ACM</text:span><text:span text:style-name="T17">. 23 (Issue 11), 620-621.</text:span></text:p>
      <text:p text:style-name="P8"><text:span text:style-name="T17">Estivill-Castro, V &amp; Wood, D. (1992). A Survey of Adaptive Sorting Algorithms. </text:span><text:span text:style-name="T18">ACM Computing Surveys (CSUR)</text:span><text:span text:style-name="T17">. 24 (Issue 4), p. 4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4d7f" officeooo:paragraph-rsid="00064d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798<text:tab/>CS2001<text:tab/>20/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5:25:54.475846364</meta:creation-date>
    <dc:date>2018-11-20T18:21:55.336208263</dc:date>
    <meta:editing-duration>PT1H54M42S</meta:editing-duration>
    <meta:editing-cycles>7</meta:editing-cycles>
    <meta:generator>LibreOffice/6.0.6.2$Linux_X86_64 LibreOffice_project/00$Build-2</meta:generator>
    <meta:document-statistic meta:table-count="0" meta:image-count="0" meta:object-count="0" meta:page-count="3" meta:paragraph-count="23" meta:word-count="549" meta:character-count="3320" meta:non-whitespace-character-count="2787"/>
  </office:meta>
</office:document-meta>
</file>